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0.416in"/>
    </style:style>
    <style:style style:name="Table1.B" style:family="table-column">
      <style:table-column-properties style:column-width="2.5208in"/>
    </style:style>
    <style:style style:name="Table1.C" style:family="table-column">
      <style:table-column-properties style:column-width="3.32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text-align="justify" style:justify-single-word="false" fo:orphans="0" fo:widows="0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10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12" style:family="paragraph" style:parent-style-name="Standard">
      <style:paragraph-properties fo:margin-left="0in" fo:margin-right="0in" fo:orphans="0" fo:widows="0" fo:text-indent="0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orphans="0" fo:widows="0" fo:text-indent="0in" style:auto-text-indent="false" fo:padding="0in" fo:border="none"/>
    </style:style>
    <style:style style:name="P14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</style:style>
    <style:style style:name="P15" style:family="paragraph" style:parent-style-name="Standard">
      <style:paragraph-properties fo:margin-left="3.4445in" fo:margin-right="0in" fo:margin-top="0in" fo:margin-bottom="0.0835in" loext:contextual-spacing="false" fo:line-height="100%" fo:text-indent="0.0555in" style:auto-text-indent="false"/>
    </style:style>
    <style:style style:name="P16" style:family="paragraph" style:parent-style-name="Standard" style:list-style-name="WWNum1">
      <style:paragraph-properties fo:margin-left="0.5in" fo:margin-right="0in" fo:orphans="0" fo:widows="0" fo:text-indent="-0.25in" style:auto-text-indent="false" fo:padding="0in" fo:border="none"/>
    </style:style>
    <style:style style:name="P17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</style:style>
    <style:style style:name="P18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-0.25in" style:auto-text-indent="false"/>
    </style:style>
    <style:style style:name="P19" style:family="paragraph" style:parent-style-name="Standard">
      <style:paragraph-properties fo:margin-top="0in" fo:margin-bottom="0.1665in" loext:contextual-spacing="false" fo:line-height="100%" fo:orphans="0" fo:widows="0"/>
    </style:style>
    <style:style style:name="P20" style:family="paragraph" style:parent-style-name="Standard">
      <style:paragraph-properties fo:margin-top="0.1665in" fo:margin-bottom="0.1665in" loext:contextual-spacing="false" fo:line-height="100%" fo:orphans="0" fo:widows="0"/>
    </style:style>
    <style:style style:name="P21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Standard">
      <style:paragraph-properties fo:text-align="justify" style:justify-single-word="false" fo:orphans="0" fo:widows="0" fo:padding="0in" fo:border="none"/>
    </style:style>
    <style:style style:name="P24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/>
    </style:style>
    <style:style style:name="P26" style:family="paragraph" style:parent-style-name="Standard">
      <style:paragraph-properties fo:margin-left="-0.3929in" fo:margin-right="-0.6189in" fo:text-align="justify" style:justify-single-word="false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-0.3929in" fo:margin-right="-0.6189in" fo:text-align="justify" style:justify-single-word="false" fo:orphans="0" fo:widows="0" fo:text-indent="0in" style:auto-text-indent="false"/>
    </style:style>
    <style:style style:name="P28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0in" fo:margin-right="-0.2252in" fo:text-align="justify" style:justify-single-word="false" fo:orphans="0" fo:widows="0" fo:text-indent="0in" style:auto-text-indent="false" fo:padding="0in" fo:border="non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5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 fo:background-color="#ffffff"/>
    </style:style>
    <style:style style:name="T7" style:family="text">
      <style:text-properties style:font-name="Times New Roman" fo:font-size="20pt" style:font-name-asian="Times New Roman1" style:font-size-asian="20pt" style:font-name-complex="Times New Roman1" style:font-size-complex="20pt" fo:background-color="#ffffff"/>
    </style:style>
    <style:style style:name="T8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0pt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Московский авиационный институт</text:span></text:p>
      <text:p text:style-name="P7"><text:span text:style-name="T2">(Национальный исследовательский университет)</text:span></text:p>
      <text:p text:style-name="P1"/>
      <text:p text:style-name="Standard"><text:span text:style-name="T3">Факультет: «Информационные технологии и прикладная математика» </text:span></text:p>
      <text:p text:style-name="Standard"><text:span text:style-name="T3">Кафедра: 806 «Вычислительная математика и <text:s/>программирование» </text:span></text:p>
      <text:p text:style-name="Standard"><text:span text:style-name="T3">Дисциплина: «Операционные системы» <text:s text:c="2"/></text:span></text:p>
      <text:p text:style-name="P7"><text:span text:style-name="T4"><text:s/></text:span></text:p>
      <text:p text:style-name="P7"><text:span text:style-name="T4"><text:s/></text:span></text:p>
      <text:p text:style-name="P7"><text:span text:style-name="T4"><text:s/></text:span></text:p>
      <text:p text:style-name="P7"><text:span text:style-name="T4"><text:s/></text:span></text:p>
      <text:p text:style-name="P7"><text:span text:style-name="T6">Лабораторная работа № 4</text:span></text:p>
      <text:p text:style-name="P7"><text:span text:style-name="T7">Тема: Технология «File mapping»</text:span></text:p>
      <text:p text:style-name="P11"/>
      <text:p text:style-name="P7"><text:span text:style-name="T8"><text:s/></text:span></text:p>
      <text:p text:style-name="P7"><text:span text:style-name="T8"><text:s/></text:span></text:p>
      <text:p text:style-name="P7"><text:span text:style-name="T4"><text:s/></text:span></text:p>
      <text:p text:style-name="P15"><text:span text:style-name="T4">Студент: Туманов Георгий</text:span></text:p>
      <text:p text:style-name="P15"><text:span text:style-name="T4">Группа: 80-201</text:span></text:p>
      <text:p text:style-name="P15"><text:span text:style-name="T4">Преподаватель: Соколов А.А.</text:span></text:p>
      <text:p text:style-name="P15"><text:span text:style-name="T4">Оценка:</text:span></text:p>
      <text:p text:style-name="P15"><text:soft-page-break/><text:span text:style-name="T4">Подпись:</text:span></text:p>
      <text:p text:style-name="P9"/>
      <text:p text:style-name="P9"/>
      <text:p text:style-name="P9"/>
      <text:p text:style-name="P8"><text:span text:style-name="T4"><text:s/></text:span></text:p>
      <text:p text:style-name="P9"/>
      <text:p text:style-name="P9"/>
      <text:p text:style-name="P9"/>
      <text:p text:style-name="P9"/>
      <text:p text:style-name="P7"><text:span text:style-name="T4">Москва, 2019</text:span></text:p>
      <text:list xml:id="list3580682271" text:style-name="WWNum1">
        <text:list-item>
          <text:p text:style-name="P16"><text:span text:style-name="T1">Постановка задачи</text:span></text:p>
        </text:list-item>
      </text:list>
      <text:p text:style-name="P19"><text:span text:style-name="T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/text:p>
      <text:p text:style-name="P20"><text:span text:style-name="T3">Необходимо обрабатывать системные ошибки, которые могут возникнуть в результате работы.</text:span></text:p>
      <text:p text:style-name="P12"/>
      <text:p text:style-name="P13"><text:span text:style-name="T3">Вариант 16: На вход программе подается команда интерпретатора команд и имя файла. Программа должна перенаправить стандартный ввод команды с этого файла и вывести результат команды в стандартный выходной поток. Использование операций write и printf запрещено.</text:span></text:p>
      <text:p text:style-name="P21"/>
      <text:list xml:id="list1310612175653" text:continue-numbering="true" text:style-name="WWNum1">
        <text:list-item>
          <text:p text:style-name="P17"><text:span text:style-name="T1">Описание программы </text:span></text:p>
        </text:list-item>
      </text:list>
      <text:p text:style-name="P5"><text:span text:style-name="T3">Программа qwuk является вспомогательной и нужна для демонстрации основной программы. Она меняет регистр букв, а если встречает разделитель, выводит его ASCII-код. Остальные символы выводятся без изменений. Компилируется строкой: gcc qwuk.c -o qwuk</text:span></text:p>
      <text:p text:style-name="P2"/>
      <text:p text:style-name="P5"><text:span text:style-name="T3">Основная программа читает две строки: команду интерпретатора и имя файла. Если вторая строка пустая, программа выполняет команду интерпретатора без изменений. Иначе, на стандартный ввод программе подаётся файл, имя которого написано во второй строке.</text:span></text:p>
      <text:p text:style-name="P2"/>
      <text:p text:style-name="P5"><text:soft-page-break/><text:span text:style-name="T3">Процессы обмениваются через файл “pipe.txt”. Он создаётся при запуске программы и удаляется при завершении. Данный файл отображается в оперативную память и уже через эту область памяти процессы и связываются.</text:span></text:p>
      <text:p text:style-name="P2"/>
      <text:p text:style-name="P2"/>
      <text:p text:style-name="P2"/>
      <text:p text:style-name="P2"/>
      <text:list xml:id="list1310392613196" text:continue-numbering="true" text:style-name="WWNum1">
        <text:list-item>
          <text:p text:style-name="P18"><text:span text:style-name="T1">Набор testcase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3">№</text:span></text:p>
          </table:table-cell>
          <table:table-cell table:style-name="Table1.A1" office:value-type="string">
            <text:p text:style-name="P6"><text:span text:style-name="T3">Описание</text:span></text:p>
          </table:table-cell>
          <table:table-cell table:style-name="Table1.A1" office:value-type="string">
            <text:p text:style-name="P6"><text:span text:style-name="T3">Ввод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1</text:span></text:p>
          </table:table-cell>
          <table:table-cell table:style-name="Table1.A1" office:value-type="string">
            <text:p text:style-name="P6"><text:span text:style-name="T3">Тест с двумя строками</text:span></text:p>
          </table:table-cell>
          <table:table-cell table:style-name="Table1.A1" office:value-type="string">
            <text:p text:style-name="P6"><text:span text:style-name="T9">./qwuk</text:span></text:p>
            <text:p text:style-name="P6"><text:span text:style-name="T9">lines.tx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2</text:span></text:p>
          </table:table-cell>
          <table:table-cell table:style-name="Table1.A1" office:value-type="string">
            <text:p text:style-name="P6"><text:span text:style-name="T3">Тест с одной строкой</text:span></text:p>
          </table:table-cell>
          <table:table-cell table:style-name="Table1.A1" office:value-type="string">
            <text:p text:style-name="P6"><text:span text:style-name="T9">date</text:span>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<text:span text:style-name="T3">3</text:span></text:p>
          </table:table-cell>
          <table:table-cell table:style-name="Table1.A1" office:value-type="string">
            <text:p text:style-name="P6"><text:span text:style-name="T3">Тест с /dev/null</text:span></text:p>
          </table:table-cell>
          <table:table-cell table:style-name="Table1.A1" office:value-type="string">
            <text:p text:style-name="P6"><text:span text:style-name="T9">./qwuk</text:span></text:p>
            <text:p text:style-name="P6"><text:span text:style-name="T9">/dev/null</text:span></text:p>
          </table:table-cell>
        </table:table-row>
      </table:table>
      <text:p text:style-name="P24"/>
      <text:list xml:id="list1310463979414" text:continue-numbering="true" text:style-name="WWNum1">
        <text:list-item>
          <text:p text:style-name="P18"><text:span text:style-name="T1">Результаты выполнения тестов.</text:span></text:p>
        </text:list-item>
      </text:list>
      <text:p text:style-name="P5"><text:span text:style-name="T5">test 1</text:span><text:span text:style-name="T3">:</text:span></text:p>
      <text:p text:style-name="P25"><text:span text:style-name="T9">Write the name of programm:</text:span></text:p>
      <text:p text:style-name="P25"><text:span text:style-name="T9">./qwuk</text:span></text:p>
      <text:p text:style-name="P25"><text:span text:style-name="T9">Write the name of file:</text:span></text:p>
      <text:p text:style-name="P25"><text:span text:style-name="T9">lines.txt</text:span></text:p>
      <text:p text:style-name="P25"><text:span text:style-name="T9">./qwuk</text:span></text:p>
      <text:p text:style-name="P25"><text:span text:style-name="T9">lines.txt</text:span></text:p>
      <text:p text:style-name="P25"><text:span text:style-name="T9">WELCOME!</text:span></text:p>
      <text:p text:style-name="P25"><text:span text:style-name="T9">big letters SMALL LETTERS</text:span></text:p>
      <text:p text:style-name="P25"><text:soft-page-break/><text:span text:style-name="T9">aaBBccDD</text:span></text:p>
      <text:p text:style-name="P25"><text:span text:style-name="T9">oooo OOOOO PPPPpppp</text:span></text:p>
      <text:p text:style-name="P26"/>
      <text:p text:style-name="P5"><text:span text:style-name="T5">test 2</text:span><text:span text:style-name="T3">:</text:span></text:p>
      <text:p text:style-name="P27"><text:span text:style-name="T9">Write the name of programm:</text:span></text:p>
      <text:p text:style-name="P27"><text:span text:style-name="T9">date</text:span></text:p>
      <text:p text:style-name="P27"><text:span text:style-name="T9">Write the name of file:</text:span></text:p>
      <text:p text:style-name="P26"/>
      <text:p text:style-name="P27"><text:span text:style-name="T9">date</text:span></text:p>
      <text:p text:style-name="P26"/>
      <text:p text:style-name="P27"><text:span text:style-name="T9">Сб дек 14 09:19:59 MSK 2019</text:span></text:p>
      <text:p text:style-name="P26"/>
      <text:p text:style-name="P27"><text:span text:style-name="T5">test 3</text:span><text:span text:style-name="T3">:</text:span></text:p>
      <text:p text:style-name="P25"><text:span text:style-name="T9">Write the name of programm:</text:span></text:p>
      <text:p text:style-name="P25"><text:span text:style-name="T9">./qwuk</text:span></text:p>
      <text:p text:style-name="P25"><text:span text:style-name="T9">Write the name of file:</text:span></text:p>
      <text:p text:style-name="P25"><text:span text:style-name="T9">/dev/null</text:span></text:p>
      <text:p text:style-name="P25"><text:span text:style-name="T9">./qwuk</text:span></text:p>
      <text:p text:style-name="P25"><text:span text:style-name="T9">/dev/null</text:span></text:p>
      <text:p text:style-name="P25"><text:span text:style-name="T9">WELCOME!</text:span></text:p>
      <text:p text:style-name="P28"/>
      <text:list xml:id="list1310020070901" text:continue-numbering="true" text:style-name="WWNum1">
        <text:list-item>
          <text:p text:style-name="P17"><text:soft-page-break/><text:span text:style-name="T1">Листинг программы</text:span></text:p>
        </text:list-item>
      </text:list>
      <text:p text:style-name="P14"><text:span text:style-name="T5">main.c:</text:span></text:p>
      <text:p text:style-name="P23"><text:span text:style-name="T10">#include &lt;string.h&gt;</text:span></text:p>
      <text:p text:style-name="P23"><text:span text:style-name="T10">#include &lt;stdio.h&gt;</text:span></text:p>
      <text:p text:style-name="P23"><text:span text:style-name="T10">#include &lt;sys/mman.h&gt;</text:span></text:p>
      <text:p text:style-name="P23"><text:span text:style-name="T10">#include &lt;sys/wait.h&gt;</text:span></text:p>
      <text:p text:style-name="P23"><text:span text:style-name="T10">#include &lt;unistd.h&gt;</text:span></text:p>
      <text:p text:style-name="P23"><text:span text:style-name="T10">#include &lt;fcntl.h&gt;</text:span></text:p>
      <text:p text:style-name="P22"/>
      <text:p text:style-name="P23"><text:span text:style-name="T10">const char FNAME[] = "pipe.txt";</text:span></text:p>
      <text:p text:style-name="P23"><text:span text:style-name="T10">const size_t LEN = 80;</text:span></text:p>
      <text:p text:style-name="P22"/>
      <text:p text:style-name="P23"><text:span text:style-name="T10">int main()</text:span></text:p>
      <text:p text:style-name="P23"><text:span text:style-name="T10">{</text:span></text:p>
      <text:p text:style-name="P23"><text:span text:style-name="T10"><text:tab/>//open temp file</text:span></text:p>
      <text:p text:style-name="P23"><text:span text:style-name="T10"><text:tab/>int fd = open(FNAME, O_RDWR | O_CREAT | O_TRUNC);</text:span></text:p>
      <text:p text:style-name="P23"><text:span text:style-name="T10"><text:tab/>if (fd &lt; 0) //error</text:span></text:p>
      <text:p text:style-name="P23"><text:span text:style-name="T10"><text:tab/>{</text:span></text:p>
      <text:p text:style-name="P23"><text:span text:style-name="T10"><text:s text:c="4"/><text:tab/>printf("ERROR: cannot create file %s\n", FNAME);</text:span></text:p>
      <text:p text:style-name="P23"><text:span text:style-name="T10"><text:s text:c="4"/><text:tab/>remove(FNAME); return -1;</text:span></text:p>
      <text:p text:style-name="P23"><text:span text:style-name="T10"><text:tab/>}</text:span></text:p>
      <text:p text:style-name="P23"><text:soft-page-break/><text:span text:style-name="T10"><text:tab/>//set size</text:span></text:p>
      <text:p text:style-name="P23"><text:span text:style-name="T10"><text:tab/>if (lseek(fd, LEN * 2 - 1, SEEK_SET) == -1)</text:span></text:p>
      <text:p text:style-name="P23"><text:span text:style-name="T10"><text:tab/>{</text:span></text:p>
      <text:p text:style-name="P23"><text:span text:style-name="T10"><text:s text:c="4"/><text:tab/>printf("ERROR: cannot set size file %s\n", FNAME);</text:span></text:p>
      <text:p text:style-name="P23"><text:span text:style-name="T10"><text:s text:c="4"/><text:tab/>close(fd); remove(FNAME); return -2;</text:span></text:p>
      <text:p text:style-name="P23"><text:span text:style-name="T10"><text:tab/>}</text:span></text:p>
      <text:p text:style-name="P23"><text:span text:style-name="T10"><text:tab/>if (write(fd, "", 1) != 1)</text:span></text:p>
      <text:p text:style-name="P23"><text:span text:style-name="T10"><text:tab/>{</text:span></text:p>
      <text:p text:style-name="P23"><text:span text:style-name="T10"><text:s text:c="4"/><text:tab/>printf("ERROR: cannot set size file %s\n", FNAME);</text:span></text:p>
      <text:p text:style-name="P23"><text:span text:style-name="T10"><text:s text:c="4"/><text:tab/>close(fd); remove(FNAME); return -3;</text:span></text:p>
      <text:p text:style-name="P23"><text:span text:style-name="T10"><text:tab/>}</text:span></text:p>
      <text:p text:style-name="P23"><text:span text:style-name="T10"><text:tab/>//map file</text:span></text:p>
      <text:p text:style-name="P23"><text:span text:style-name="T10"><text:tab/>void *addr;</text:span></text:p>
      <text:p text:style-name="P23"><text:span text:style-name="T10"><text:tab/>if ((addr = mmap(NULL, LEN * 2, PROT_READ | PROT_WRITE, MAP_SHARED, fd, 0)) == MAP_FAILED)</text:span></text:p>
      <text:p text:style-name="P23"><text:span text:style-name="T10"><text:tab/>{</text:span></text:p>
      <text:p text:style-name="P23"><text:span text:style-name="T10"><text:s text:c="4"/><text:tab/>printf("ERROR: cannot map file %s\n", FNAME);</text:span></text:p>
      <text:p text:style-name="P23"><text:span text:style-name="T10"><text:s text:c="4"/><text:tab/>close(fd); remove(FNAME); return -4;</text:span></text:p>
      <text:p text:style-name="P23"><text:span text:style-name="T10"><text:tab/>}</text:span></text:p>
      <text:p text:style-name="P23"><text:span text:style-name="T10"><text:tab/>//UI</text:span></text:p>
      <text:p text:style-name="P23"><text:span text:style-name="T10"><text:tab/>printf("Write the name of programm:\n");</text:span></text:p>
      <text:p text:style-name="P23"><text:span text:style-name="T10"><text:tab/>read(STDIN_FILENO, addr, LEN);</text:span></text:p>
      <text:p text:style-name="P22"><text:soft-page-break/></text:p>
      <text:p text:style-name="P23"><text:span text:style-name="T10"><text:tab/>printf("Write the name of file:\n");</text:span></text:p>
      <text:p text:style-name="P23"><text:span text:style-name="T10"><text:tab/>read(STDIN_FILENO, addr + LEN, LEN);</text:span></text:p>
      <text:p text:style-name="P22"/>
      <text:p text:style-name="P23"><text:span text:style-name="T10"><text:tab/>//fork</text:span></text:p>
      <text:p text:style-name="P23"><text:span text:style-name="T10"><text:tab/>pid_t pid = fork();</text:span></text:p>
      <text:p text:style-name="P23"><text:span text:style-name="T10"><text:tab/>if (pid &lt; 0)</text:span></text:p>
      <text:p text:style-name="P23"><text:span text:style-name="T10"><text:tab/>{</text:span></text:p>
      <text:p text:style-name="P23"><text:span text:style-name="T10"><text:s text:c="4"/><text:tab/>printf("ERROR: cannot fork\n");</text:span></text:p>
      <text:p text:style-name="P23"><text:span text:style-name="T10"><text:s text:c="4"/><text:tab/>close(fd); remove(FNAME); return -5;</text:span></text:p>
      <text:p text:style-name="P23"><text:span text:style-name="T10"><text:tab/>}</text:span></text:p>
      <text:p text:style-name="P23"><text:span text:style-name="T10"><text:tab/>else if (pid &gt; 0) //parent</text:span></text:p>
      <text:p text:style-name="P23"><text:span text:style-name="T10"><text:tab/>{</text:span></text:p>
      <text:p text:style-name="P23"><text:span text:style-name="T10"><text:s text:c="4"/><text:tab/>int s;</text:span></text:p>
      <text:p text:style-name="P23"><text:span text:style-name="T10"><text:s text:c="4"/><text:tab/>waitpid(pid, &amp;s, 0); //wait untill child is end</text:span></text:p>
      <text:p text:style-name="P23"><text:span text:style-name="T10"><text:s text:c="4"/><text:tab/>close(fd); remove(FNAME); //close everything</text:span></text:p>
      <text:p text:style-name="P23"><text:span text:style-name="T10"><text:tab/>}</text:span></text:p>
      <text:p text:style-name="P23"><text:span text:style-name="T10"><text:tab/>else //child</text:span></text:p>
      <text:p text:style-name="P23"><text:span text:style-name="T10"><text:tab/>{</text:span></text:p>
      <text:p text:style-name="P23"><text:span text:style-name="T10"><text:s text:c="4"/><text:tab/>char prog_name[LEN], input_name[LEN];</text:span></text:p>
      <text:p text:style-name="P23"><text:span text:style-name="T10"><text:s text:c="4"/><text:tab/>//read program name</text:span></text:p>
      <text:p text:style-name="P23"><text:soft-page-break/><text:span text:style-name="T10"><text:s text:c="4"/><text:tab/>for (int i = 0; i &lt; LEN; i++)</text:span></text:p>
      <text:p text:style-name="P23"><text:span text:style-name="T10"><text:s text:c="4"/><text:tab/>{</text:span></text:p>
      <text:p text:style-name="P23"><text:span text:style-name="T10"><text:s text:c="8"/><text:tab/>prog_name[i] = ((char*)addr)[i];</text:span></text:p>
      <text:p text:style-name="P23"><text:span text:style-name="T10"><text:s text:c="8"/><text:tab/>if (prog_name[i] == '\n') { prog_name[i] = '\0'; break; }</text:span></text:p>
      <text:p text:style-name="P23"><text:span text:style-name="T10"><text:s text:c="4"/><text:tab/>}</text:span></text:p>
      <text:p text:style-name="P23"><text:span text:style-name="T10"><text:s text:c="4"/><text:tab/>//read file name</text:span></text:p>
      <text:p text:style-name="P23"><text:span text:style-name="T10"><text:s text:c="4"/><text:tab/>for (int i = 0; i &lt; LEN; i++)</text:span></text:p>
      <text:p text:style-name="P23"><text:span text:style-name="T10"><text:s text:c="4"/><text:tab/>{</text:span></text:p>
      <text:p text:style-name="P23"><text:span text:style-name="T10"><text:s text:c="8"/><text:tab/>input_name[i] = ((char*)addr)[i + LEN];</text:span></text:p>
      <text:p text:style-name="P23"><text:span text:style-name="T10"><text:s text:c="8"/><text:tab/>if (input_name[i] == '\n') { input_name[i] = '\0'; break; }</text:span></text:p>
      <text:p text:style-name="P23"><text:span text:style-name="T10"><text:s text:c="4"/><text:tab/>}</text:span></text:p>
      <text:p text:style-name="P23"><text:span text:style-name="T10"><text:s text:c="4"/><text:tab/>printf("%s\n%s\n", prog_name, input_name);</text:span></text:p>
      <text:p text:style-name="P22"/>
      <text:p text:style-name="P23"><text:span text:style-name="T10"><text:s text:c="4"/><text:tab/>if (input_name[0] != '\0') //if has second argument, read from file</text:span></text:p>
      <text:p text:style-name="P23"><text:span text:style-name="T10"><text:s text:c="4"/><text:tab/>{</text:span></text:p>
      <text:p text:style-name="P23"><text:span text:style-name="T10"><text:s text:c="8"/><text:tab/>//open file</text:span></text:p>
      <text:p text:style-name="P23"><text:span text:style-name="T10"><text:s text:c="8"/><text:tab/>int inp = open(input_name, O_RDONLY);</text:span></text:p>
      <text:p text:style-name="P23"><text:span text:style-name="T10"><text:s text:c="8"/><text:tab/>if (inp &lt; 0)</text:span></text:p>
      <text:p text:style-name="P23"><text:span text:style-name="T10"><text:s text:c="8"/><text:tab/>{</text:span></text:p>
      <text:p text:style-name="P23"><text:span text:style-name="T10"><text:s text:c="12"/><text:tab/>printf("ERROR: cannot open file %s\n", input_name);</text:span></text:p>
      <text:p text:style-name="P23"><text:span text:style-name="T10"><text:s text:c="12"/><text:tab/>return -6;</text:span></text:p>
      <text:p text:style-name="P23"><text:soft-page-break/><text:span text:style-name="T10"><text:s text:c="8"/><text:tab/>}</text:span></text:p>
      <text:p text:style-name="P23"><text:span text:style-name="T10"><text:s text:c="8"/><text:tab/>//redirect input</text:span></text:p>
      <text:p text:style-name="P23"><text:span text:style-name="T10"><text:s text:c="8"/><text:tab/>if (dup2(inp, STDIN_FILENO) == -1)</text:span></text:p>
      <text:p text:style-name="P23"><text:span text:style-name="T10"><text:s text:c="8"/><text:tab/>if (inp &lt; 0)</text:span></text:p>
      <text:p text:style-name="P23"><text:span text:style-name="T10"><text:s text:c="8"/><text:tab/>{</text:span></text:p>
      <text:p text:style-name="P23"><text:span text:style-name="T10"><text:s text:c="12"/><text:tab/>printf("ERROR: cannot open file %s\n", input_name);</text:span></text:p>
      <text:p text:style-name="P23"><text:span text:style-name="T10"><text:s text:c="12"/><text:tab/>close(inp); return -6;</text:span></text:p>
      <text:p text:style-name="P23"><text:span text:style-name="T10"><text:s text:c="8"/><text:tab/>}</text:span></text:p>
      <text:p text:style-name="P23"><text:span text:style-name="T10"><text:s text:c="4"/><text:tab/>} //else read from console</text:span></text:p>
      <text:p text:style-name="P23"><text:span text:style-name="T10"><text:s text:c="3"/><text:tab/> </text:span></text:p>
      <text:p text:style-name="P23"><text:span text:style-name="T10"><text:s text:c="4"/><text:tab/>//execute program</text:span></text:p>
      <text:p text:style-name="P23"><text:span text:style-name="T10"><text:s text:c="4"/><text:tab/>execlp(prog_name, prog_name, NULL);</text:span></text:p>
      <text:p text:style-name="P23"><text:span text:style-name="T10"><text:tab/>}</text:span></text:p>
      <text:p text:style-name="P22"/>
      <text:p text:style-name="P23"><text:span text:style-name="T10"><text:tab/>return 0;</text:span></text:p>
      <text:p text:style-name="P23"><text:span text:style-name="T10">}</text:span></text:p>
      <text:p text:style-name="P5"><text:span text:style-name="T5">qwuk.c:</text:span></text:p>
      <text:p text:style-name="P5"><text:span text:style-name="T10">#include &lt;stdio.h&gt;</text:span></text:p>
      <text:p text:style-name="P4"/>
      <text:p text:style-name="P5"><text:span text:style-name="T10">char swap(char c)</text:span></text:p>
      <text:p text:style-name="P5"><text:span text:style-name="T10">{</text:span></text:p>
      <text:p text:style-name="P5"><text:soft-page-break/><text:span text:style-name="T10"><text:tab/>if (c &gt;= 'a' &amp;&amp; c &lt;= 'z') putchar(c + 'A' - 'a');</text:span></text:p>
      <text:p text:style-name="P5"><text:span text:style-name="T10"><text:tab/>else if (c &gt;= 'A' &amp;&amp; c &lt;= 'Z') putchar(c + 'a' - 'A');</text:span></text:p>
      <text:p text:style-name="P5"><text:span text:style-name="T10"><text:tab/>else if (c != ' ' &amp;&amp; c != '\n' &amp;&amp; c != '\t') printf("\nchar:%i\n", (int)c);</text:span></text:p>
      <text:p text:style-name="P5"><text:span text:style-name="T10"><text:tab/>else putchar(c);</text:span></text:p>
      <text:p text:style-name="P5"><text:span text:style-name="T10">}</text:span></text:p>
      <text:p text:style-name="P4"/>
      <text:p text:style-name="P5"><text:span text:style-name="T10">int main(int argc, char *argv[])</text:span></text:p>
      <text:p text:style-name="P5"><text:span text:style-name="T10">{</text:span></text:p>
      <text:p text:style-name="P5"><text:span text:style-name="T10"><text:tab/>printf("WELCOME!\n");</text:span></text:p>
      <text:p text:style-name="P5"><text:span text:style-name="T10"><text:tab/>char c;</text:span></text:p>
      <text:p text:style-name="P5"><text:span text:style-name="T10"><text:tab/>while ((c = getchar()) != EOF) swap(c);</text:span></text:p>
      <text:p text:style-name="P5"><text:span text:style-name="T10"><text:tab/>putchar('\n');</text:span></text:p>
      <text:p text:style-name="P5"><text:span text:style-name="T10"><text:tab/>return 0;</text:span></text:p>
      <text:p text:style-name="P5"><text:span text:style-name="T10">}</text:span></text:p>
      <text:p text:style-name="P22"/>
      <text:list xml:id="list1311593272135" text:continue-numbering="true" text:style-name="WWNum1">
        <text:list-item>
          <text:p text:style-name="P17"><text:span text:style-name="T1">Выводы:</text:span></text:p>
        </text:list-item>
      </text:list>
      <text:p text:style-name="P14"><text:span text:style-name="T3">Освоил технологию “File mapping” для реализации обмена данных в многопроцессорных программах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83" meta:word-count="738" meta:character-count="5182" meta:non-whitespace-character-count="4243"/>
    <meta:generator>LibreOfficeDev/6.0.5.2$Linux_X86_64 LibreOffice_project/</meta:generator>
  </office:meta>
</office:document-meta>
</file>